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1899e3b" officeooo:paragraph-rsid="018872bf"/>
    </style:style>
    <style:style style:name="P2" style:family="paragraph" style:parent-style-name="Heading_20_2">
      <style:text-properties officeooo:rsid="01a6883d" officeooo:paragraph-rsid="01a6883d"/>
    </style:style>
    <style:style style:name="P3" style:family="paragraph" style:parent-style-name="Standard">
      <style:text-properties officeooo:rsid="01a00f8f" officeooo:paragraph-rsid="01a15224"/>
    </style:style>
    <style:style style:name="P4" style:family="paragraph" style:parent-style-name="Standard">
      <style:text-properties officeooo:rsid="01a15224" officeooo:paragraph-rsid="01a15224"/>
    </style:style>
    <style:style style:name="P5" style:family="paragraph" style:parent-style-name="Standard">
      <style:text-properties officeooo:rsid="01a15224" officeooo:paragraph-rsid="01a47f4c"/>
    </style:style>
    <style:style style:name="P6" style:family="paragraph" style:parent-style-name="Standard">
      <style:text-properties officeooo:rsid="01a2f610" officeooo:paragraph-rsid="01a47f4c"/>
    </style:style>
    <style:style style:name="P7" style:family="paragraph" style:parent-style-name="Standard">
      <style:text-properties officeooo:rsid="01a47f4c" officeooo:paragraph-rsid="01a47f4c"/>
    </style:style>
    <style:style style:name="P8" style:family="paragraph" style:parent-style-name="Standard" style:list-style-name="L3">
      <style:paragraph-properties fo:text-align="start" style:justify-single-word="false" style:writing-mode="lr-tb"/>
      <style:text-properties officeooo:rsid="018a738a" officeooo:paragraph-rsid="018a738a"/>
    </style:style>
    <style:style style:name="P9" style:family="paragraph" style:parent-style-name="Heading_20_1">
      <style:text-properties officeooo:rsid="019e7837" officeooo:paragraph-rsid="019e7837"/>
    </style:style>
    <style:style style:name="P10" style:family="paragraph" style:parent-style-name="Text_20_body">
      <style:text-properties officeooo:rsid="01a6883d" officeooo:paragraph-rsid="01a6883d"/>
    </style:style>
    <style:style style:name="P11" style:family="paragraph" style:parent-style-name="Text_20_body">
      <style:text-properties officeooo:rsid="01686426" officeooo:paragraph-rsid="01a6883d"/>
    </style:style>
    <style:style style:name="P12" style:family="paragraph" style:parent-style-name="Text_20_body" style:list-style-name="L3">
      <style:paragraph-properties fo:text-align="start" style:justify-single-word="false" style:writing-mode="lr-tb"/>
      <style:text-properties officeooo:rsid="019e7837" officeooo:paragraph-rsid="019e7837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0605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00605f" style:font-weight-asian="normal" style:font-weight-complex="normal"/>
    </style:style>
    <style:style style:name="T5" style:family="text">
      <style:text-properties fo:font-weight="normal" officeooo:rsid="01a351f9" style:font-weight-asian="normal" style:font-weight-complex="normal"/>
    </style:style>
    <style:style style:name="T6" style:family="text">
      <style:text-properties fo:font-weight="normal" officeooo:rsid="01a47f4c" style:font-weight-asian="normal" style:font-weight-complex="normal"/>
    </style:style>
    <style:style style:name="T7" style:family="text">
      <style:text-properties fo:font-weight="normal" officeooo:rsid="01a4b9b7" style:font-weight-asian="normal" style:font-weight-complex="normal"/>
    </style:style>
    <style:style style:name="T8" style:family="text">
      <style:text-properties fo:font-weight="normal" officeooo:rsid="01a4f920" style:font-weight-asian="normal" style:font-weight-complex="normal"/>
    </style:style>
    <style:style style:name="T9" style:family="text">
      <style:text-properties fo:font-weight="normal" officeooo:rsid="01a6883d" style:font-weight-asian="normal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בקרת גירסאות</text:h>
      <text:p text:style-name="P4"><text:span text:style-name="T4">פ</text:span><text:span text:style-name="T3">יתוח תוכנה הוא תהליך מתמשך. אנחנו כותבים קוד, משנים ומשפרים אותו, ואז מגלים שתוך כדי השיפור – קלקלנו משהו שכבר עבד… <text:s text:c="2"/></text:span><text:span text:style-name="T2">ב</text:span><text:span text:style-name="T1">קרת גירסאות</text:span><text:span text:style-name="T3"> מאפשרת לנו לשמור את כל הגירסאות הישנות של כל קובץ בפרוייקט שלנו, להשוות בין גירסאות, לראות מה שינינו ומתי, וגם לחזור לגירסאות קודמות אם צריך.</text:span></text:p>
      <text:p text:style-name="P4"><text:span text:style-name="T3"/></text:p>
      <text:p text:style-name="P4"><text:span text:style-name="T3">יותר מזה, בקרת גירסאות מאפשרת לכמה מפתחים לעבוד ביחד על אותו פרוייקט. כל אחד מבצע שינויים באופן עצמאי, וכשמחליטים לשלב, ממזגים את כל השינויים של כולם לפרוייקט אחד.</text:span></text:p>
      <text:p text:style-name="P4"><text:span text:style-name="T3"/></text:p>
      <text:p text:style-name="P6"><text:span text:style-name="T3">יש דרכים רבות לשמור גירסאות: אפשר פשוט לשמור ידנית עותק מכל קובץ שעובדים עליו, אבל זה יוצר בלגן בתיקיה. אם אתם כותבים מאמר בויקיפדיה, הגירסאות הישנות נשמרות אוטומטית; </text:span><text:span text:style-name="T6">גם</text:span><text:span text:style-name="T3"> גוגל דרייב שומר גירסאות </text:span><text:span text:style-name="T5">של קבצים שאתם כותבים שם. </text:span><text:span text:style-name="T6">אבל הם לא מאפשרים לכם לעבוד על קבצים שלכם. </text:span><text:span text:style-name="T3">דרופבוקס שומר גירסאות ישנות למשך 30 יום בלבד, </text:span><text:span text:style-name="T6">והשמירה מתבצעת אוטומטית – לא לפי בחירתכם. <text:s text:c="2"/></text:span></text:p>
      <text:p text:style-name="P7"><text:span text:style-name="T6">ב</text:span><text:span text:style-name="T3">בקרת גירסאות של קוד, חשוב שתהיה לנו אפשרות להחליט מתי אנחנו רוצים לשמור גירסה. רצוי שנשמור גירסה של קוד עובד ובדוק, כך שאם מחר נקלקל משהו – נוכל לחזור לגירסה שאנחנו יודעים שעבדה טוב היום. </text:span></text:p>
      <text:p text:style-name="P5"><text:span text:style-name="T3"/></text:p>
      <text:p text:style-name="P4"><text:span text:style-name="T3">ישנן מערכות רבות לבקרת גירסאות </text:span><text:span text:style-name="T6">המאפשרות לכם שמירה של הגירסה לפי בחירתכם. למשל</text:span><text:span text:style-name="T3">: </text:span><text:span text:style-name="T7">CVS, SubVersion</text:span><text:span text:style-name="T3">, Git, </text:span><text:span text:style-name="T8">Mercurial</text:span><text:span text:style-name="T3">. בקורס זה נתמקד במערכת Git </text:span><text:span text:style-name="T9">(גיט).</text:span></text:p>
      <text:p text:style-name="P3"><text:span text:style-name="T4"/></text:p>
      <text:p text:style-name="P2"><text:span text:style-name="T3">commit</text:span></text:p>
      <text:p text:style-name="P10">הפעולה הבסיסית שבעזרתה שומרים גירסה בגיט היא – commit.</text:p>
      <text:p text:style-name="P10"/>
      <text:p text:style-name="P10"/>
      <text:p text:style-name="P11"/>
      <text:p text:style-name="Heading_20_2">מקורות </text:p>
      <text:list xml:id="list4443375246301187354" text:style-name="L3">
        <text:list-item>
          <text:p text:style-name="P12">How to use GIT, Udacity course:<text:line-break/><text:a xlink:type="simple" xlink:href="https://classroom.udacity.com/courses/ud775/lessons/2980038599/concepts/29607789250923" text:style-name="Internet_20_link" text:visited-style-name="Visited_20_Internet_20_Link">https://classroom.udacity.com/courses/ud775/lessons/2980038599/concepts/29607789250923</text:a></text:p>
          <text:p text:style-name="P8"><text:span text:style-name="T10"><text:line-break/></text:span></text:p>
        </text:list-item>
      </text:list>
      <text:p text:style-name="P1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1899e3b" officeooo:paragraph-rsid="018872b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1-10T08:48:47.521583061</dc:date>
    <meta:editing-duration>PT15H9M45S</meta:editing-duration>
    <meta:editing-cycles>373</meta:editing-cycles>
    <meta:document-statistic meta:table-count="0" meta:image-count="0" meta:object-count="0" meta:page-count="1" meta:paragraph-count="13" meta:word-count="217" meta:character-count="1342" meta:non-whitespace-character-count="1125"/>
  </office:meta>
</office:document-meta>
</file>